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T1" style:family="text">
      <style:text-properties fo:language="en" fo:country="none"/>
    </style:style>
    <style:style style:name="T2" style:family="text">
      <style:text-properties fo:font-size="12pt" fo:language="en" fo:country="non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novation</text:p>
      <text:p text:style-name="P1"/>
      <text:p text:style-name="Standard"><text:bookmark text:name="result_box"/><text:span text:style-name="T2">My application has innovative use of multimedia on the web without using the outdated "Adobe Flash Player".</text:span><text:bookmark text:name="result_box1"/><text:span text:style-name="T2"> </text:span><text:span text:style-name="T1">We made use of the "audio" tag of HTML5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6-13T11:45:31</meta:creation-date>
    <dc:date>2014-06-13T11:51:13</dc:date>
    <dc:creator>Sergio </dc:creator>
    <meta:editing-duration>PT2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27" meta:character-count="159" meta:non-whitespace-character-count="133"/>
  </office:meta>
</office:document-meta>
</file>